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fo:text-align="justify" style:justify-single-word="false" style:writing-mode="lr-tb"/>
      <style:text-properties style:font-name="Iranian Sans" style:font-name-complex="Iranian Sans"/>
    </style:style>
    <style:style style:name="P2" style:family="paragraph" style:parent-style-name="Heading_20_2">
      <style:paragraph-properties fo:text-align="center" style:justify-single-word="false" style:writing-mode="rl-tb"/>
    </style:style>
    <style:style style:name="P3" style:family="paragraph" style:parent-style-name="Text_20_body">
      <style:paragraph-properties fo:text-align="center" style:justify-single-word="false" style:writing-mode="rl-tb"/>
      <style:text-properties style:font-name="Iranian Sans" fo:font-size="9pt" style:font-size-asian="9pt" style:font-name-complex="Iranian Sans" style:font-size-complex="9pt"/>
    </style:style>
    <style:style style:name="P4" style:family="paragraph" style:parent-style-name="Text_20_body">
      <style:paragraph-properties fo:text-align="center" style:justify-single-word="false" style:writing-mode="rl-tb"/>
      <style:text-properties style:font-name="Iranian Sans" fo:font-size="9pt" style:font-size-asian="9pt" style:font-name-complex="Iranian Sans" style:font-size-complex="9pt"/>
    </style:style>
    <style:style style:name="P5" style:family="paragraph" style:parent-style-name="Text_20_body">
      <style:paragraph-properties fo:text-align="justify" style:justify-single-word="false" style:writing-mode="rl-tb"/>
      <style:text-properties style:font-name="Iranian Sans" style:font-name-complex="Iranian Sans"/>
    </style:style>
    <style:style style:name="P6" style:family="paragraph" style:parent-style-name="Text_20_body" style:list-style-name="L1">
      <style:paragraph-properties fo:text-align="justify" style:justify-single-word="false" style:writing-mode="rl-tb"/>
      <style:text-properties style:font-name="Iranian Sans" style:font-name-complex="Iranian Sans"/>
    </style:style>
    <style:style style:name="P7" style:family="paragraph" style:parent-style-name="Text_20_body" style:list-style-name="L2">
      <style:paragraph-properties fo:text-align="justify" style:justify-single-word="false" style:writing-mode="rl-tb"/>
      <style:text-properties style:font-name="Iranian Sans" style:font-name-complex="Iranian Sans"/>
    </style:style>
    <style:style style:name="P8" style:family="paragraph" style:parent-style-name="Text_20_body" style:list-style-name="L1">
      <style:paragraph-properties fo:margin-top="0in" fo:margin-bottom="0in" fo:text-align="justify" style:justify-single-word="false" style:writing-mode="rl-tb"/>
      <style:text-properties style:font-name="Iranian Sans" style:font-name-complex="Iranian Sans"/>
    </style:style>
    <style:style style:name="P9" style:family="paragraph" style:parent-style-name="Text_20_body" style:list-style-name="L2">
      <style:paragraph-properties fo:margin-top="0in" fo:margin-bottom="0in" fo:text-align="justify" style:justify-single-word="false" style:writing-mode="rl-tb"/>
      <style:text-properties style:font-name="Iranian Sans" style:font-name-complex="Iranian Sans"/>
    </style:style>
    <style:style style:name="P10" style:family="paragraph" style:parent-style-name="Heading_20_3">
      <style:paragraph-properties fo:text-align="justify" style:justify-single-word="false" style:writing-mode="rl-tb"/>
      <style:text-properties style:font-name="Iranian Sans" style:font-name-complex="Iranian Sans"/>
    </style:style>
    <style:style style:name="P11" style:family="paragraph" style:parent-style-name="Standard">
      <style:paragraph-properties fo:text-align="justify" style:justify-single-word="false" style:writing-mode="rl-tb"/>
      <style:text-properties style:font-name="Iranian Sans" style:font-name-complex="Iranian Sans"/>
    </style:style>
    <style:style style:name="T1" style:family="text">
      <style:text-properties style:font-name="Iranian Sans" style:font-name-complex="Iranian San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a xlink:type="simple" xlink:href="http://azadrah.net/2012/02/syncing-data-between-two-computers-using-lftp/"><text:span text:style-name="T1"/></text:a></text:h>
      <text:h text:style-name="P2" text:outline-level="2"><text:a xlink:type="simple" xlink:href="http://azadrah.net/2012/02/syncing-data-between-two-computers-using-lftp/"><text:span text:style-name="T1"/></text:a></text:h>
      <text:h text:style-name="P2" text:outline-level="2"><text:a xlink:type="simple" xlink:href="http://azadrah.net/2012/02/syncing-data-between-two-computers-using-lftp/"><text:span text:style-name="T1">همگام سازی اطلاعات در گنو/لینوکس با lftp</text:span></text:a></text:h>
      <text:p text:style-name="P3"/>
      <text:p text:style-name="P3"/>
      <text:p text:style-name="P3"/>
      <text:p text:style-name="P3"/>
      <text:p text:style-name="P3">تاریخ ۱۳۹۰/۱۲/۷</text:p>
      <text:p text:style-name="P3">نویسنده: فرید احمدیان</text:p>
      <text:p text:style-name="P3">منتشر شده در سایت azadrah.net</text:p>
      <text:p text:style-name="P3"><text:a xlink:type="simple" xlink:href="mailto:ahmadian.farid@yahoo.com"><text:span text:style-name="T1">ahmadian.farid@yahoo.com</text:span></text:a></text:p>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معرفی</text:h>
      <text:p text:style-name="P5">یکی از مسائلی که بعضا افرادی که دارای بیش از یک دستگاه رایانه هستند باهاش درگیرند، داشتن اطلاعات همسان بر روی هر دو رایانه هست. راه‌حل می‌تونه به سادگی یک کپی پیست با هر روش دلخواه بین دو رایانه باشه اما معضل اساسی وقتی شروع میشه که ما در یکی از رایانه‌ها این اطلاعاتو تغییر بدیم و اون موقع است که دیگه کپی اون اطلاعات در رایانه دیگه همگام و هماهنگ یا اصطلاحا sync با اطلاعات اصلی نیست.</text:p>
      <text:p text:style-name="P5">مثل همیشه در دنیای زیبای آزاد / متن باز برای رفع یک مشکل، چندین روش وجود داره که هر کسی با هر کدومش حال کنه میتونه مشکلش رو حل کنه؛ برای همگام سازی اطلاعات یا Synchronization در لینوکس برنامه های تخصصی زیادی ساخته شده مثل rsync ، conduit ، unison و …</text:p>
      <text:p text:style-name="P5">اما همان‌طور که گفتم این‌جا زیبایی، آزادی انتخاب راه حل هست و من شخصا مشکلم رو با lftp، که یک ابزار انتقال فایل تحت خط فرمانه، حل کردم. این ابزار علاوه بر پروتکل FTP از پروتکل های FTPS, HTTP, HTTPS, HFTP, FISH, و SFTP پشتیبانی میکنه.</text:p>
      <text:h text:style-name="P10" text:outline-level="3"><text:soft-page-break/>نحوه کار</text:h>
      <text:p text:style-name="P5">فرض می‌کنم اصل اطلاعات روی لپ‌تاپ قرار داره و مدام این اطلاعات رو تغییر میدم، یک نسخه از این اطلاعات هم  روی یک سیستم دیگه وجود داره که مجهز به ftp هست. همچنین:</text:p>
      <text:list xml:id="list330598693" text:style-name="L1">
        <text:list-item>
          <text:p text:style-name="P8">اطلاعات لپ‌تاپ در مسیر  /home/pesarkhobeee/mp3 قرار دارند. </text:p>
        </text:list-item>
        <text:list-item>
          <text:p text:style-name="P8">کپی اطلاعات در کامپیوتر دیگرم در مسیر /public_html/mp3 قرار دارند. </text:p>
        </text:list-item>
        <text:list-item>
          <text:p text:style-name="P6">نام کاربری ftp کامپیوتر سرورم farid هست و کلمه عبور اون linux@zanjan . </text:p>
        </text:list-item>
      </text:list>
      <text:p text:style-name="P5">خب حالا با دستور زیر، عمل همگام سازی رو انجام میدیم:</text:p>
      <text:p text:style-name="P1">echo 'mirror --reverse --delete  --only-newer --verbose /home/pesarkhobeee/mp3 /public_html/mp3 ' | lftp -u farid,linux@zanjan zanjanlug.org</text:p>
      <text:p text:style-name="P5">و به همین راحتی اطلاعاتی که داشتیم هماهنگ شد! اما بیایید دقیق‌تر به دستور نگاه کنیم و تک تک اجزائش درک کنیم.</text:p>
      <text:p text:style-name="P5">الگوی کلی دستور این شکلیه:</text:p>
      <text:p text:style-name="P1">echo ' mirror [OPTS] [source [target]] ' |  lftp [-d] [-e cmd] [-p port] [-u user[,pass]] [site]</text:p>
      <text:p text:style-name="P5">خوب قسمت وصل شدنش که نکته خاصی نداره می‌مونه دستوری که بهش پاس میدیم و گزینه‌های اون دستور:</text:p>
      <text:list xml:id="list661542069" text:style-name="L2">
        <text:list-item>
          <text:p text:style-name="P9">lftp واقعا ابزار منعطفیه که دستورات زیادی رو در اختیار ما میزاره . در اینجا ما از mirror استفاده کردیم که برای هدف ما کافی بود. </text:p>
        </text:list-item>
        <text:list-item>
          <text:p text:style-name="P9">verbose برای نمایش اینکه دقیقا داره چه کارهایی میکنه! مثلا چه فایل‌های جدیدی رو انتقال داده و کدوم فایل‌ها رو پاک کرده. </text:p>
        </text:list-item>
        <text:list-item>
          <text:p text:style-name="P9">only-newer فقط فایل‌های جدید رو دریافت میکنه ( در مثال ما میفرسته ). </text:p>
        </text:list-item>
        <text:list-item>
          <text:p text:style-name="P9">delete فایل‌هایی را که در سرور موجود نباشد اما در کلاینت موجود باشد را پاک می‌کند ( در مثال ما بر عکس شده است ). </text:p>
        </text:list-item>
        <text:list-item>
          <text:p text:style-name="P7">reverse در حقیقت اگر این گزینه نبود منبع اصلی فایل‌ها سرور در نظر گرفته میشد اما با این گزینه منبع اصلی لپ‌تاپ در نظر گرفته شد و فایل‌ها به جای دریافت، ارسال می‌شوند. </text:p>
        </text:list-item>
      </text:list>
      <text:p text:style-name="P5">خب همین <draw:frame draw:style-name="fr1" draw:name="graphics1" text:anchor-type="as-char" svg:width="0.1563in" svg:height="0.1563in" draw:z-index="0"><draw:image xlink:href="http://azadrah.net/wp-includes/images/smilies/icon_smile.gif" xlink:type="simple" xlink:show="embed" xlink:actuate="onLoad"/><svg:title>:)</svg:title></draw:frame> </text:p>
      <text:p text:style-name="P5">حالا ما کار با ابزاری رو بلد هستیم که به سادگی هرچه تمام‌تر اطلاعات‌مون رو بین دو رایانه همگام می‌کنه و برای کارایی بیشتر میشه اون با برنامه‌های دیگه ترکیب کرد؛ مثلا من نمونه‌هایی از دستور بالا رو برای همگام سازی یک سری اطلاعات در قالب یک اسکریپت bash نوشتم و با دادن مجور اجرایی به اون رو به عنوان یکی از کلید‌های ترکیبی مدیر پنجره i3 ثبت کردم.</text:p>
      <text:p text:style-name="P5">و در آخر ذکر این نکته رو لازم میدونم که اگه هنگام کار با lftp این پیام رو دریافت کردین:</text:p>
      <text:p text:style-name="P1">lftp --&gt; Fatal error: Certificate verification: Not trusted</text:p>
      <text:p text:style-name="P5">برا حل‌ش کافیه set ssl:verify-certificate no رو به آخر فایل اضافه کنید:</text:p>
      <text:p text:style-name="P1">~/.lftp/rc</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name-complex="Lohit Hindi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id ahmadian</meta:initial-creator>
    <meta:creation-date>2012-05-17T02:35:23</meta:creation-date>
    <meta:document-statistic meta:table-count="0" meta:image-count="1" meta:object-count="0" meta:page-count="2" meta:paragraph-count="31" meta:word-count="619" meta:character-count="3068"/>
    <dc:date>2012-05-17T02:40:51</dc:date>
    <dc:creator>farid ahmadian</dc:creator>
    <meta:editing-duration>PT5M28S</meta:editing-duration>
    <meta:editing-cycles>1</meta:editing-cycles>
    <meta:generator>OpenOffice.org/3.3$Linux OpenOffice.org_project/330m20$Build-9567</meta:generator>
  </office:meta>
</office:document-meta>
</file>